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in" table:align="left"/>
    </style:style>
    <style:style style:name="Table1.A" style:family="table-column">
      <style:table-column-properties style:column-width="0.5in"/>
    </style:style>
    <style:style style:name="Table1.1" style:family="table-row">
      <style:table-row-properties style:min-row-height="0.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c549" officeooo:paragraph-rsid="0004c549"/>
    </style:style>
    <style:style style:name="P2" style:family="paragraph" style:parent-style-name="Standard">
      <style:text-properties fo:font-weight="bold" officeooo:rsid="0004c549" officeooo:paragraph-rsid="0004c549" style:font-weight-asian="bold" style:font-weight-complex="bold"/>
    </style:style>
    <style:style style:name="P3" style:family="paragraph" style:parent-style-name="Standard">
      <style:text-properties fo:font-weight="normal" officeooo:rsid="00057ff4" officeooo:paragraph-rsid="00057ff4" style:font-weight-asian="normal" style:font-weight-complex="normal"/>
    </style:style>
    <style:style style:name="P4" style:family="paragraph" style:parent-style-name="Standard">
      <style:text-properties fo:font-weight="normal" officeooo:rsid="0004c549" officeooo:paragraph-rsid="0004c549" style:font-weight-asian="normal" style:font-weight-complex="normal"/>
    </style:style>
    <style:style style:name="P5" style:family="paragraph" style:parent-style-name="Standard">
      <style:text-properties officeooo:rsid="00057ff4" officeooo:paragraph-rsid="00057ff4"/>
    </style:style>
    <style:style style:name="P6" style:family="paragraph" style:parent-style-name="Standard">
      <style:text-properties officeooo:rsid="00057ff4" officeooo:paragraph-rsid="000616d1"/>
    </style:style>
    <style:style style:name="P7" style:family="paragraph" style:parent-style-name="Standard">
      <style:text-properties officeooo:rsid="000616d1" officeooo:paragraph-rsid="000616d1"/>
    </style:style>
    <style:style style:name="P8" style:family="paragraph" style:parent-style-name="Table_20_Contents">
      <style:text-properties officeooo:rsid="000616d1" officeooo:paragraph-rsid="000616d1"/>
    </style:style>
    <style:style style:name="P9" style:family="paragraph" style:parent-style-name="Standard">
      <style:text-properties officeooo:rsid="0008b6e6" officeooo:paragraph-rsid="0008b6e6"/>
    </style:style>
    <style:style style:name="P10" style:family="paragraph" style:parent-style-name="Standard">
      <style:text-properties officeooo:rsid="0004c549" officeooo:paragraph-rsid="0004c549"/>
    </style:style>
    <style:style style:name="P11" style:family="paragraph" style:parent-style-name="Text_20_body">
      <style:text-properties officeooo:rsid="0008b6e6" officeooo:paragraph-rsid="0008b6e6"/>
    </style:style>
    <style:style style:name="P12" style:family="paragraph" style:parent-style-name="List_20_Contents">
      <style:paragraph-properties fo:margin-top="0in" fo:margin-bottom="0.1965in" loext:contextual-spacing="false"/>
    </style:style>
    <style:style style:name="T1" style:family="text">
      <style:text-properties officeooo:rsid="00057ff4"/>
    </style:style>
    <style:style style:name="T2" style:family="text">
      <style:text-properties officeooo:rsid="000616d1"/>
    </style:style>
    <style:style style:name="T3" style:family="text">
      <style:text-properties fo:font-weight="bold"/>
    </style:style>
    <style:style style:name="T4" style:family="text">
      <style:text-properties fo:font-style="italic"/>
    </style:style>
    <style:style style:name="T5" style:family="text">
      <style:text-properties officeooo:rsid="0009bd0d"/>
    </style:style>
    <style:style style:name="T6" style:family="text">
      <style:text-properties officeooo:rsid="000b8eee"/>
    </style:style>
    <style:style style:name="T7" style:family="text">
      <style:text-properties officeooo:rsid="000c4e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sic Logistic Regression Algorithm Development</text:p>
      <text:p text:style-name="P3">linear regression is very important in classification, it is worthwhile to understand here so that one does not encounter issues while doing a classification as you go ahead, however only linear regression is considered here</text:p>
      <text:p text:style-name="P4"/>
      <text:p text:style-name="P1">To execute the code you simply run the file mine in a Jupyter notebook or Colab. <text:s text:c="25"/></text:p>
      <text:p text:style-name="P1"/>
      <text:p text:style-name="P1">Step1</text:p>
      <text:p text:style-name="P1">#Import all the required modules</text:p>
      <text:p text:style-name="P1"/>
      <text:p text:style-name="P1">Yes you import all the modules as seen in the code <text:s/>and they do the magic behind the Scenec while you sit back and relax, no need to be <text:s/>a super hero here.</text:p>
      <text:p text:style-name="P1"/>
      <text:p text:style-name="P1">Step2</text:p>
      <text:p text:style-name="P1">#The <text:s/>Dataset</text:p>
      <text:p text:style-name="P1">now, under normal condition, you get real data from various sources like Kaggle or other well collated data sets but for this purpose an imaginary dataset <text:s/>is used , however you can try out your data sets at this stage. <text:span text:style-name="T7">This is a basic dataset with two inputs x and y. </text:span></text:p>
      <text:p text:style-name="P1"/>
      <text:p text:style-name="P1">Step3</text:p>
      <text:p text:style-name="P1">#Visualizing the data set</text:p>
      <text:p text:style-name="P1">Here Scatter plot Is used to plot the graph <text:span text:style-name="T1">of the distribution showing the relationship between x and y</text:span></text:p>
      <text:p text:style-name="P1"/>
      <text:p text:style-name="P5">Step4</text:p>
      <text:p text:style-name="P5"># Data set is split into training and test data</text:p>
      <text:p text:style-name="P5"/>
      <text:p text:style-name="P5">Step5</text:p>
      <text:p text:style-name="P5"># create the Logistic expression object</text:p>
      <text:p text:style-name="P5"/>
      <text:p text:style-name="P5">Step6</text:p>
      <text:p text:style-name="P5">#Perform logistic regression</text:p>
      <text:p text:style-name="P5"/>
      <text:p text:style-name="P5"><text:span text:style-name="T2">S</text:span>tep7</text:p>
      <text:p text:style-name="P5">#<text:span text:style-name="T2">Observe the coefficient and intercept</text:span></text:p>
      <text:p text:style-name="P5"/>
      <text:p text:style-name="P7">Confusion Matrix</text:p>
      <text:p text:style-name="P7">#step8</text:p>
      <text:p text:style-name="P7"/>
      <text:p text:style-name="P7">the confusion matrix has 4 case scenarios </text:p>
      <text:p text:style-name="P7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8">TP</text:p>
          </table:table-cell>
          <table:table-cell table:style-name="Table1.B1" office:value-type="string">
            <text:p text:style-name="P8">FP</text:p>
          </table:table-cell>
        </table:table-row>
        <table:table-row>
          <table:table-cell table:style-name="Table1.A2" office:value-type="string">
            <text:p text:style-name="P8">FN</text:p>
          </table:table-cell>
          <table:table-cell table:style-name="Table1.B2" office:value-type="string">
            <text:p text:style-name="P8">TN</text:p>
          </table:table-cell>
        </table:table-row>
      </table:table>
      <text:p text:style-name="P6"><text:s text:c="257"/></text:p>
      <text:p text:style-name="P7">Key:</text:p>
      <text:p text:style-name="P7">TP→ True Positive</text:p>
      <text:p text:style-name="P7">FP→ False Positive</text:p>
      <text:p text:style-name="P7">FN→ False Negative</text:p>
      <text:p text:style-name="P7">TN→ True Negative</text:p>
      <text:p text:style-name="P9"><text:soft-page-break/><text:span text:style-name="T6">T</text:span>he Regression <text:s/><text:span text:style-name="T5">function</text:span> is the sigmoid function.</text:p>
      <text:p text:style-name="P9"/>
      <text:p text:style-name="P1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2:05:36.722151636</meta:creation-date>
    <dc:date>2020-04-22T23:22:50.451634837</dc:date>
    <meta:editing-duration>PT18M8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2" meta:paragraph-count="34" meta:word-count="235" meta:character-count="1614" meta:non-whitespace-character-count="1122"/>
  </office:meta>
</office:document-meta>
</file>